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23.75pt" style:use-optimal-column-width="false"/>
    </style:style>
    <style:style style:name="ACOL-2" style:family="table-column">
      <style:table-column-properties style:column-width="104.25pt" style:use-optimal-column-width="true"/>
    </style:style>
    <style:style style:name="ACOL-3" style:family="table-column">
      <style:table-column-properties style:column-width="108pt" style:use-optimal-column-width="true"/>
    </style:style>
    <style:style style:name="ACOL-4" style:family="table-column">
      <style:table-column-properties style:column-width="59.25pt" style:use-optimal-column-width="true"/>
    </style:style>
    <style:style style:name="ACOL-5" style:family="table-column">
      <style:table-column-properties style:column-width="50.25pt" style:use-optimal-column-width="true"/>
    </style:style>
    <style:style style:name="ACOL-6"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0" table:number-columns-repeated="2"/>
        <table:table-column table:style-name="ACOL-2"/>
        <table:table-column table:style-name="ACOL-3"/>
        <table:table-column table:style-name="ACOL-4"/>
        <table:table-column table:style-name="ACOL-5"/>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en, G.J., Heinemeier, J., Nielsen, H.L., Rud, N., Thomsen, M.S., Johnsen, S., Sveinbjörnsdóttir, Á. And Hjartarson, A., 1989. AMS 14C dating on the Fossvogur sediments, Iceland. Radiocarbon, 31(3), pp.592-600.</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t Beta-70783</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but not to marine carbonates (sea shells) and freshwater carbonates</text:p>
          </table:table-cell>
          <table:table-cell table:style-name="ACE-1"/>
          <table:table-cell table:style-name="ACE-1" office:value-type="string">
            <text:p>Vogel, J.C. And Waterbolk, H.T., 1972. Groningen radiocarbon dates X. Radiocarbon, 14(1), pp.6-110.</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 J. And Valdes-Pages, C., 1981. Teledyne isotopes radiocarbon measurements XII. Radiocarbon, 23(3), pp.329-344.</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say no, however according to Funder (1982), it seems that they did, except that marine shells were unconventionally normalized to 0 permille</text:p>
          </table:table-cell>
          <table:table-cell table:style-name="ACE-1" office:value-type="string">
            <text:p>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 H., 1960. Copenhagen radiocarbon dates IV. Radiocarbon, 2, pp.12-25.,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 R. And Newman, E., 1980. Queens College radiocarbon measurements III. Radiocarbon, 22(4), pp.1073-1083.</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text:p>
          </table:table-cell>
          <table:table-cell table:style-name="ACE-1"/>
          <table:table-cell table:style-name="ACE-1" office:value-type="string">
            <text:p>Nelson, D.E. And Hobson, K.A., 1982. Simon Fraser University radiocarbon dates I. Radiocarbon, 24(3), pp.344-351.</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 S., Davis, E.M., Varela, A.G. And Lisk, S.V., 1988. University of Texas at Austin radiocarbon dates XVI. Radiocarbon, 30(2), pp.197-253.</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 I., 1959. Uppsala natural radiocarbon measurements I. Radiocarbon, 1, pp.87-102.</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 R.L., Mackie, M.E., Robinson, E., Meyer, J., Berry, M., Boulanger, M., Codding, B.F., Freeman, J., Garland, C.J., Gingerich, J. And Hard, R., 2022. A new radiocarbon database for the lower 48 states. American Antiquity, 87(3), pp.581-590.</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0" table:number-rows-repeated="6551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4">
          <gnm:selection gnm:start-col="6" gnm:start-row="4" gnm:end-col="6" gnm:end-row="4"/>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0-29T08:25:48Z</dc:date>
    <meta:creation-date>2022-09-01T09:20:31Z</meta:creation-date>
    <meta:generator>gnumeric/1.12.51</meta:generator>
  </office:meta>
</office:document-meta>
</file>